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2" text:outline-level="2">Joseph Campbell</text:h>
      <text:h text:style-name="Heading_20_6" text:outline-level="6">From Wikiquote</text:h>
      <text:list text:style-name="L1">
        <text:list-item>
          <text:p text:style-name="P1">If you do follow your <text:a xlink:type="simple" xlink:href="/wiki/Bliss" office:name="Bliss"><text:span text:style-name="Definition">bliss</text:span></text:a> you put yourself on a kind of track that has been there <text:a xlink:type="simple" xlink:href="/wiki/All" office:name="All"><text:span text:style-name="Definition">all</text:span></text:a> the while, waiting for you, and the <text:a xlink:type="simple" xlink:href="/wiki/Life" office:name="Life"><text:span text:style-name="Definition">life</text:span></text:a> that you ought to be living is the one you are living.</text:p>
        </text:list-item>
        <text:list-item>
          <text:p text:style-name="P1">It has always been the prime function of <text:a xlink:type="simple" xlink:href="/wiki/Mythology" office:name="Mythology"><text:span text:style-name="Definition">mythology</text:span></text:a> and rite to supply the symbols that carry the <text:a xlink:type="simple" xlink:href="/wiki/Human" office:name="Human"><text:span text:style-name="Definition">human</text:span></text:a> <text:a xlink:type="simple" xlink:href="/wiki/Spirit" office:name="Spirit"><text:span text:style-name="Definition">spirit</text:span></text:a> forward, in counteraction to those that tend to tie it back.</text:p>
        </text:list-item>
        <text:list-item>
          <text:p text:style-name="P1">The achievement of the <text:a xlink:type="simple" xlink:href="/wiki/Hero" office:name="Hero"><text:span text:style-name="Definition">hero</text:span></text:a> is one that he is ready for and it’s really a manifestation of his character.</text:p>
        </text:list-item>
        <text:list-item>
          <text:p text:style-name="P1"><text:a xlink:type="simple" xlink:href="/wiki/Eternity" office:name="Eternity"><text:span text:style-name="Definition">Eternity</text:span></text:a> has nothing to do with <text:a xlink:type="simple" xlink:href="/wiki/Time" office:name="Time"><text:span text:style-name="Definition">time</text:span></text:a>. Eternity is that dimension of <text:a xlink:type="simple" xlink:href="/wiki/Present" office:name="Present"><text:span text:style-name="Definition">here and now</text:span></text:a> which thinking and time cuts out. This is it. And if you don’t get it here, you won’t get it anywhere. And the <text:a xlink:type="simple" xlink:href="/wiki/Experience" office:name="Experience"><text:span text:style-name="Definition">experience</text:span></text:a> of eternity right here and now is the function of <text:a xlink:type="simple" xlink:href="/wiki/Life" office:name="Life"><text:span text:style-name="Definition">life</text:span></text:a>.</text:p>
        </text:list-item>
        <text:list-item>
          <text:p text:style-name="P1">I think what we’re seeking is an experience of being alive, so that our life experiences on the purely physical plane will have resonance within our own innermost being and <text:a xlink:type="simple" xlink:href="/wiki/Reality" office:name="Reality"><text:span text:style-name="Definition">reality</text:span></text:a>, so that we actually feel the rapture of being alive. That’s what it’s all finally about.</text:p>
        </text:list-item>
        <text:list-item>
          <text:p text:style-name="P1">I think it’s important to live <text:a xlink:type="simple" xlink:href="/wiki/Life" office:name="Life"><text:span text:style-name="Definition">life</text:span></text:a> with a <text:a xlink:type="simple" xlink:href="/wiki/Knowledge" office:name="Knowledge"><text:span text:style-name="Definition">knowledge</text:span></text:a> of its <text:a xlink:type="simple" xlink:href="/wiki/Mystery" office:name="Mystery"><text:span text:style-name="Definition">mystery</text:span></text:a>, and of your own mystery.</text:p>
        </text:list-item>
      </text:list>
      <text:p text:style-name="Horizontal_20_Line"/>
      <text:p text:style-name="P2"><text:a xlink:type="simple" xlink:href="https://en.wikiquote.org/wiki/Wikiquote:About" office:name="Wikiquote:About"><text:span text:style-name="Definition">About Wikiquo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